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b477e" officeooo:paragraph-rsid="000b477e"/>
    </style:style>
    <style:style style:name="P3" style:family="paragraph" style:parent-style-name="Text_20_body" style:list-style-name="L1">
      <style:text-properties officeooo:rsid="0017538f" officeooo:paragraph-rsid="0017538f"/>
    </style:style>
    <style:style style:name="T1" style:family="text">
      <style:text-properties officeooo:rsid="000cb215"/>
    </style:style>
    <style:style style:name="T2" style:family="text">
      <style:text-properties officeooo:rsid="000e9d5f"/>
    </style:style>
    <style:style style:name="T3" style:family="text">
      <style:text-properties officeooo:rsid="00120939"/>
    </style:style>
    <style:style style:name="T4" style:family="text">
      <style:text-properties officeooo:rsid="00127f9a"/>
    </style:style>
    <style:style style:name="T5" style:family="text">
      <style:text-properties officeooo:rsid="001464e2"/>
    </style:style>
    <style:style style:name="T6" style:family="text">
      <style:text-properties officeooo:rsid="0015d83b"/>
    </style:style>
    <style:style style:name="T7" style:family="text">
      <style:text-properties officeooo:rsid="001813cb"/>
    </style:style>
    <style:style style:name="T8" style:family="text">
      <style:text-properties officeooo:rsid="001846f1"/>
    </style:style>
    <style:style style:name="T9" style:family="text">
      <style:text-properties officeooo:rsid="0019d5b0"/>
    </style:style>
    <style:style style:name="T10" style:family="text">
      <style:text-properties officeooo:rsid="001ab477"/>
    </style:style>
    <style:style style:name="T11" style:family="text">
      <style:text-properties officeooo:rsid="001f5000"/>
    </style:style>
    <style:style style:name="T12" style:family="text">
      <style:text-properties officeooo:rsid="00253d6d"/>
    </style:style>
    <style:style style:name="T13" style:family="text">
      <style:text-properties officeooo:rsid="002ce3b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mans 13:8-14</text:h>
      <text:h text:style-name="Heading_20_2" text:outline-level="2">Duties toward One Another</text:h>
      <text:list xml:id="list2498987238" text:style-name="L1">
        <text:list-item>
          <text:p text:style-name="P1">Be under obligation to no one—the only obligation you have is to love one another. Whoever does this has obeyed the Law. The commandments, “Do not commit adultery; do not commit murder; do not steal; do not desire what belongs to someone else”—all these, and any others besides, are summed up in the one command, “Love your neighbor as you love yourself.” <text:bookmark text:name="en-GNT-31310"/>If you love others, you will never do them wrong; to love, then, is to obey the whole Law.<text:bookmark text:name="en-GNT-31311"/> You must do this, because you know that the time has come for you to wake up from your sleep. For the moment when we will be saved is closer now than it was when we first believed. <text:bookmark text:name="en-GNT-31312"/>The night is nearly over, day is almost here. Let us stop doing the things that belong to the dark, and let us take up weapons for fighting in the light. <text:bookmark text:name="en-GNT-31313"/>Let us conduct ourselves properly, as people who live in the light of day—no orgies or drunkenness, no immorality or indecency, no fighting or jealousy. <text:bookmark text:name="en-GNT-31314"/>But take up the weapons of the Lord Jesus Christ, and stop paying attention to your sinful nature and satisfying its desires.</text:p>
        </text:list-item>
        <text:list-item>
          <text:p text:style-name="P2">The only obligation we should have towards others is to love them, <text:span text:style-name="T1">by so doing we’re obeying the law. </text:span><text:span text:style-name="T2">The command that says, “Love your neighbour as you love yourself” sums up all the 10 commandments and </text:span><text:span text:style-name="T5">all </text:span><text:span text:style-name="T2">other commandments. When we love others we won’t murder them, steal from them, desire what they have and </text:span><text:span text:style-name="T11">any</text:span><text:span text:style-name="T2"> other </text:span><text:span text:style-name="T11">wrong doing</text:span><text:span text:style-name="T2">. </text:span><text:span text:style-name="T3">To love is to obey the whole Law, </text:span><text:span text:style-name="T4">we should let love lead our lives. </text:span><text:span text:style-name="T6">Love is the greatest of all.</text:span></text:p>
        </text:list-item>
        <text:list-item>
          <text:p text:style-name="P3">We should do all the above because the time <text:span text:style-name="T7">when w</text:span><text:span text:style-name="T12">e’</text:span><text:span text:style-name="T7">ll be saved is closer. </text:span><text:span text:style-name="T8">W</text:span>e <text:span text:style-name="T8">also</text:span> need to wake up from our sleep, we need to start living in the light, we need to stop pleasing/ satisfying our sinful nature. <text:span text:style-name="T9">We should start conducting ourselves as people who live in the light of day – </text:span><text:span text:style-name="T10">no orgies, drunkness, immorality, indecency, fighting, jealousy, etc. </text:span><text:span text:style-name="T13">Instead we should take up the weapons of the Lord Jesus Chris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1T06:45:38.130341750</meta:creation-date>
    <dc:date>2021-09-01T07:09:29.854926114</dc:date>
    <meta:editing-duration>PT23M43S</meta:editing-duration>
    <meta:editing-cycles>17</meta:editing-cycles>
    <meta:generator>LibreOffice/6.4.7.2$Linux_X86_64 LibreOffice_project/40$Build-2</meta:generator>
    <meta:document-statistic meta:table-count="0" meta:image-count="0" meta:object-count="0" meta:page-count="1" meta:paragraph-count="5" meta:word-count="365" meta:character-count="1955" meta:non-whitespace-character-count="1600"/>
  </office:meta>
</office:document-meta>
</file>